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CALLS PEOPLE TO EXALT THE LORD (99:1-5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CALLS PEOPLE TO EXALT THE LORD (99:1-5, 9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cause of his splendor (9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cause of his sovereignty (99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Because of his sinlessness (99:4-5, 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99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PSALMIST CALLS PEOPLE TO EXALT THE LORD (99:1-5, 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OSE WHO HAVE EXALTED THE LORD ARE DESCRIBED (99:6-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OSE WHO HAVE EXALTED THE LORD ARE DESCRIBED (99:6-8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Who they are (99: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they did (99:6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What they did (99:6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y called upon God (99: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y heard from God (99:7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God forgave their sins (99: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OSE WHO HAVE EXALTED THE LORD ARE DESCRIBED (99:6-8):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Who they are (99: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What they did (99:6-8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PSALM 99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PSALMIST CALLS PEOPLE TO EXALT THE LORD (99:1-5, 9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OSE WHO HAVE EXALTED THE LORD ARE DESCRIBED (99:6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9 </dc:title>
    <meta:initial-creator>David STRICKLAND</meta:initial-creator>
    <dc:creator>David STRICKLAND</dc:creator>
    <meta:creation-date>2020-02-22T19:34:09Z</meta:creation-date>
    <dc:date>2020-02-22T19:34:09Z</dc:date>
    <meta:template xlink:href="BibleStudy" xlink:type="simple"/>
    <meta:editing-cycles>1</meta:editing-cycles>
    <meta:editing-duration>PT0S</meta:editing-duration>
    <meta:document-statistic meta:paragraph-count="22" meta:word-count="187"/>
  </office:meta>
</office:document-meta>
</file>